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E0000003169F1BC19D64276ED.png" manifest:media-type="image/png"/>
  <manifest:file-entry manifest:full-path="Pictures/10000201000000450000003025AEDEEC6D6E8FAE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3D000000350265C079D073F716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200000032D0BB3EBDCF4AD2EC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580000004DC9B3BB586A9F6F28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430000002CFFBCCF595ECBFB74.png" manifest:media-type="image/png"/>
  <manifest:file-entry manifest:full-path="Pictures/10000201000000760000003C90AE319919A35E6C.png" manifest:media-type="image/png"/>
  <manifest:file-entry manifest:full-path="Pictures/100002010000004100000030085383B29320D617.png" manifest:media-type="image/png"/>
  <manifest:file-entry manifest:full-path="Pictures/100002010000003E0000003147F36AEB27BE974F.png" manifest:media-type="image/png"/>
  <manifest:file-entry manifest:full-path="Pictures/10000201000000770000003A5CF8753B32FD86A9.png" manifest:media-type="image/png"/>
  <manifest:file-entry manifest:full-path="Pictures/10000201000000430000002C5FD336FA02E69E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none" svg:stroke-color="#000000" draw:fill="none" draw:fill-color="#ffffff" fo:min-height="1.127cm"/>
    </style:style>
    <style:style style:name="gr23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990099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4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25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1.293cm" fo:min-width="0cm" fo:padding-top="0.163cm" fo:padding-bottom="0.163cm" fo:padding-left="0.288cm" fo:padding-right="0.288cm" draw:shadow-offset-x="0.203cm" draw:shadow-offset-y="0.203cm"/>
    </style:style>
    <style:style style:name="gr26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7" style:family="graphic" style:parent-style-name="standard">
      <style:graphic-properties draw:stroke="none" svg:stroke-color="#000000" draw:fill="none" draw:fill-color="#ffffff" fo:min-height="0.87cm"/>
    </style:style>
    <style:style style:name="gr28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9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30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31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3.128cm" fo:min-width="10.219cm" fo:padding-top="0.163cm" fo:padding-bottom="0.163cm" fo:padding-left="0.288cm" fo:padding-right="0.288cm"/>
    </style:style>
    <style:style style:name="gr32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33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-color="#990099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2" style:family="paragraph">
      <loext:graphic-properties draw:fill="none" draw:fill-color="#ff8080" draw:opacity="50%"/>
      <style:paragraph-properties fo:text-align="center"/>
    </style:style>
    <style:style style:name="P23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4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5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  <draw:custom-shape draw:style-name="gr21" draw:text-style-name="P19" xml:id="id13" draw:id="id13" draw:layer="layout" svg:width="7.62cm" svg:height="1.27cm" svg:x="15.832cm" svg:y="38.656cm">
          <text:p text:style-name="P1"><text:span text:style-name="T1">Clustering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5.412cm" svg:y1="37.224cm" svg:x2="19.642cm" svg:y2="38.656cm" draw:start-shape="id10" draw:start-glue-point="1" draw:end-shape="id13" draw:end-glue-point="0" svg:d="M15412 37224l4230 1432" svg:viewBox="0 0 4231 1433">
          <text:p/>
        </draw:connector>
        <draw:connector draw:style-name="gr10" draw:text-style-name="P11" draw:layer="layout" draw:type="line" svg:x1="18.577cm" svg:y1="37.149cm" svg:x2="19.642cm" svg:y2="38.656cm" draw:start-shape="id11" draw:start-glue-point="1" draw:end-shape="id13" draw:end-glue-point="0" svg:d="M18577 37149l1065 1507" svg:viewBox="0 0 1066 1508">
          <text:p/>
        </draw:connector>
        <draw:connector draw:style-name="gr10" draw:text-style-name="P11" draw:layer="layout" draw:type="line" svg:x1="23.428cm" svg:y1="37.149cm" svg:x2="19.642cm" svg:y2="38.656cm" draw:start-shape="id12" draw:start-glue-point="1" draw:end-shape="id13" draw:end-glue-point="0" svg:d="M23428 37149l-3786 1507" svg:viewBox="0 0 3787 1508">
          <text:p/>
        </draw:connector>
        <draw:frame draw:style-name="gr22" draw:text-style-name="P20" draw:layer="layout" svg:width="5.588cm" svg:height="1.377cm" svg:x="16.854cm" svg:y="52.691cm">
          <draw:text-box>
            <text:p><text:span text:style-name="T3">Clustering Model 2</text:span></text:p>
          </draw:text-box>
        </draw:frame>
        <draw:custom-shape draw:style-name="gr23" draw:text-style-name="P21" xml:id="id14" draw:id="id14" draw:layer="layout" svg:width="7.62cm" svg:height="1.27cm" svg:x="15.808cm" svg:y="55.026cm">
          <text:p text:style-name="P1"><text:span text:style-name="T1">Spatial Homogenizatio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16cm" svg:y1="53.43cm" svg:x2="19.618cm" svg:y2="55.026cm" draw:end-shape="id14" draw:end-glue-point="0" svg:d="M19616 53430l2 1596" svg:viewBox="0 0 3 1597">
          <text:p/>
        </draw:connector>
        <draw:custom-shape draw:style-name="gr24" draw:text-style-name="P2" draw:layer="layout" svg:width="3.937cm" svg:height="1.837cm" svg:x="17.51cm" svg:y="58.539cm">
          <text:p text:style-name="P1"><text:span text:style-name="T1">MGX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" draw:layer="layout" svg:width="0.635cm" svg:height="1.85cm" svg:x="19.313cm" svg:y="56.4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18.796cm" svg:height="5.969cm" svg:x="10.198cm" svg:y="41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0" draw:layer="layout" svg:width="5.588cm" svg:height="1.377cm" svg:x="10.853cm" svg:y="43.093cm">
          <draw:text-box>
            <text:p><text:span text:style-name="T3">Clustering Model 1</text:span></text:p>
          </draw:text-box>
        </draw:frame>
        <draw:frame draw:style-name="gr27" draw:text-style-name="P6" draw:layer="layout" svg:width="1.27cm" svg:height="1.12cm" draw:transform="rotate (0.767246739176707) translate (21.175cm 43.963cm)">
          <draw:text-box>
            <text:p><text:span text:style-name="T1">...</text:span></text:p>
          </draw:text-box>
        </draw:frame>
        <draw:g xml:id="id15" draw:id="id15">
          <draw:custom-shape draw:style-name="gr28" draw:text-style-name="P22" draw:layer="layout" svg:width="6.121cm" svg:height="2.54cm" svg:x="10.548cm" svg:y="41.35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14cm">
            <draw:text-box>
              <text:p><text:span text:style-name="T1">...</text:span></text:p>
            </draw:text-box>
          </draw:frame>
          <draw:custom-shape draw:style-name="gr29" draw:text-style-name="P23" draw:layer="layout" svg:width="1.471cm" svg:height="1.471cm" draw:transform="rotate (-1.57219259019649) translate (12.224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3" draw:layer="layout" svg:width="1.471cm" svg:height="1.471cm" draw:transform="rotate (-1.57219259019649) translate (13.951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3" draw:layer="layout" svg:width="1.471cm" svg:height="1.471cm" draw:transform="rotate (-1.57219259019649) translate (16.494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4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41cm">
            <draw:image xlink:href="Pictures/100002010000004100000030085383B29320D617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41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8" draw:text-style-name="P22" xml:id="id18" draw:id="id18" draw:layer="layout" svg:width="6.121cm" svg:height="2.54cm" svg:x="22.448cm" svg:y="41.32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draw:layer="layout" svg:width="5.588cm" svg:height="1.377cm" svg:x="22.844cm" svg:y="43.051cm">
          <draw:text-box>
            <text:p><text:span text:style-name="T3">Clustering Model C</text:span></text:p>
          </draw:text-box>
        </draw:frame>
        <draw:custom-shape draw:style-name="gr29" draw:text-style-name="P23" draw:layer="layout" svg:width="1.471cm" svg:height="1.471cm" draw:transform="rotate (-1.57219259019649) translate (24.124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5.851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8.394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792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41cm">
          <draw:image xlink:href="Pictures/100002010000004200000032D0BB3EBDCF4AD2EC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42cm">
          <draw:image xlink:href="Pictures/10000201000000430000002C5FD336FA02E69EF9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43cm">
          <draw:image xlink:href="Pictures/10000201000000450000003025AEDEEC6D6E8FAE.png" xlink:type="simple" xlink:show="embed" xlink:actuate="onLoad">
            <text:p/>
          </draw:image>
        </draw:frame>
        <draw:custom-shape draw:style-name="gr28" draw:text-style-name="P22" draw:layer="layout" svg:width="6.121cm" svg:height="2.54cm" svg:x="15.448cm" svg:y="44.1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xml:id="id17" draw:id="id17" draw:layer="layout" svg:width="5.588cm" svg:height="1.377cm" svg:x="15.732cm" svg:y="45.945cm">
          <draw:text-box>
            <text:p><text:span text:style-name="T3">Clustering Model 2</text:span></text:p>
          </draw:text-box>
        </draw:frame>
        <draw:custom-shape draw:style-name="gr29" draw:text-style-name="P23" draw:layer="layout" svg:width="1.471cm" svg:height="1.471cm" draw:transform="rotate (-1.57219259019649) translate (17.124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18.851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1.394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1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42cm">
          <draw:image xlink:href="Pictures/100002010000003D000000350265C079D073F716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43cm">
          <draw:image xlink:href="Pictures/100002010000003E0000003147F36AEB27BE974F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44cm">
          <draw:image xlink:href="Pictures/10000201000000430000002CFFBCCF595ECBFB74.png" xlink:type="simple" xlink:show="embed" xlink:actuate="onLoad">
            <text:p/>
          </draw:image>
        </draw:frame>
        <draw:connector draw:style-name="gr10" draw:text-style-name="P11" draw:layer="layout" draw:type="line" svg:x1="19.642cm" svg:y1="39.913cm" svg:x2="13.608cm" svg:y2="41.352cm" draw:end-shape="id15" draw:end-glue-point="0" svg:d="M19642 39913l-6034 1439" svg:viewBox="0 0 6035 1440">
          <text:p/>
        </draw:connector>
        <draw:connector draw:style-name="gr10" draw:text-style-name="P11" draw:layer="layout" draw:type="line" svg:x1="19.642cm" svg:y1="39.913cm" svg:x2="25.508cm" svg:y2="41.328cm" svg:d="M19642 39913l5866 1415" svg:viewBox="0 0 5867 1416">
          <text:p/>
        </draw:connector>
        <draw:connector draw:style-name="gr10" draw:text-style-name="P11" draw:layer="layout" draw:type="line" svg:x1="19.642cm" svg:y1="39.913cm" svg:x2="18.508cm" svg:y2="44.14cm" svg:d="M19642 39913l-1134 4227" svg:viewBox="0 0 1135 4228">
          <text:p/>
        </draw:connector>
        <draw:custom-shape draw:style-name="gr30" draw:text-style-name="P24" xml:id="id16" draw:id="id16" draw:layer="layout" svg:width="7.62cm" svg:height="1.27cm" svg:x="15.832cm" svg:y="48.003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0.795cm" svg:height="3.454cm" svg:x="13.954cm" svg:y="50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xml:id="id20" draw:id="id20" draw:layer="layout" svg:width="6.121cm" svg:height="2.54cm" svg:x="16.555cm" svg:y="50.87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draw:layer="layout" svg:width="5.588cm" svg:height="1.377cm" svg:x="16.854cm" svg:y="52.678cm">
          <draw:text-box>
            <text:p><text:span text:style-name="T3">Clustering Model 2</text:span></text:p>
          </draw:text-box>
        </draw:frame>
        <draw:custom-shape draw:style-name="gr33" draw:text-style-name="P25" draw:layer="layout" svg:width="1.471cm" svg:height="1.471cm" draw:transform="rotate (-1.57219259019649) translate (18.231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471cm" svg:height="1.471cm" draw:transform="rotate (-1.57219259019649) translate (19.958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471cm" svg:height="1.471cm" draw:transform="rotate (-1.57219259019649) translate (22.501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9.896cm" svg:y="51.352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6.885cm" svg:y="51.379cm">
          <draw:image xlink:href="Pictures/100002010000003D000000350265C079D073F716.png" xlink:type="simple" xlink:show="embed" xlink:actuate="onLoad">
            <text:p/>
          </draw:image>
        </draw:frame>
        <draw:frame draw:style-name="gr9" draw:text-style-name="P11" draw:layer="layout" svg:width="1.194cm" svg:height="0.973cm" svg:x="18.585cm" svg:y="51.38cm">
          <draw:image xlink:href="Pictures/100002010000003E0000003169F1BC19D64276ED.png" xlink:type="simple" xlink:show="embed" xlink:actuate="onLoad">
            <text:p/>
          </draw:image>
        </draw:frame>
        <draw:frame draw:style-name="gr9" draw:text-style-name="P11" draw:layer="layout" svg:width="1.194cm" svg:height="0.973cm" svg:x="21.185cm" svg:y="51.381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curve" svg:x1="13.608cm" svg:y1="43.892cm" svg:x2="15.832cm" svg:y2="48.638cm" draw:start-shape="id15" draw:start-glue-point="2" draw:end-shape="id16" draw:end-glue-point="3" svg:d="M13608 43892c0 3164 741 4746 2224 4746" svg:viewBox="0 0 2225 4747">
          <text:p/>
        </draw:connector>
        <draw:connector draw:style-name="gr10" draw:text-style-name="P11" draw:layer="layout" draw:type="curve" svg:x1="15.732cm" svg:y1="46.633cm" svg:x2="15.832cm" svg:y2="48.638cm" draw:start-shape="id17" draw:start-glue-point="3" draw:end-shape="id16" svg:d="M15732 46633c-750 0-800 2005 100 2005" svg:viewBox="0 0 670 2006">
          <text:p/>
        </draw:connector>
        <draw:connector draw:style-name="gr10" draw:text-style-name="P11" draw:layer="layout" draw:type="curve" svg:x1="25.509cm" svg:y1="43.868cm" svg:x2="23.452cm" svg:y2="48.638cm" draw:start-shape="id18" draw:start-glue-point="6" draw:end-shape="id16" draw:end-glue-point="1" svg:d="M25509 43868c0 3180-685 4770-2057 4770" svg:viewBox="0 0 2058 4771">
          <text:p/>
        </draw:connector>
        <draw:connector draw:style-name="gr7" draw:text-style-name="P11" xml:id="id19" draw:id="id19" draw:layer="layout" draw:type="line" svg:x1="19.642cm" svg:y1="49.273cm" svg:x2="19.642cm" svg:y2="49.273cm" draw:start-shape="id16" draw:start-glue-point="2" draw:end-shape="id16" svg:d="M19642 49273z" svg:viewBox="0 0 1 1">
          <text:p/>
        </draw:connector>
        <draw:connector draw:style-name="gr10" draw:text-style-name="P11" draw:layer="layout" draw:type="line" svg:x1="19.642cm" svg:y1="49.273cm" svg:x2="19.616cm" svg:y2="50.877cm" draw:start-shape="id19" draw:start-glue-point="0" draw:end-shape="id20" draw:end-glue-point="4" svg:d="M19642 49273l-26 1604" svg:viewBox="0 0 27 1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7T22:38:45.270033906</dc:date>
    <meta:editing-duration>PT2H58M15S</meta:editing-duration>
    <meta:editing-cycles>23</meta:editing-cycles>
    <meta:generator>LibreOffice/5.1.4.2$Linux_X86_64 LibreOffice_project/10m0$Build-2</meta:generator>
    <meta:document-statistic meta:object-count="168"/>
  </office:meta>
</office:document-meta>
</file>